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re" style:family="paragraph">
      <style:paragraph-properties fo:text-align="center"/>
    </style:style>
    <style:style style:name="T3" style:parent-style-name="Policepardéfaut" style:family="text">
      <style:text-properties fo:font-size="20pt" style:font-size-asian="20pt" style:font-size-complex="20pt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uhammed CEVIK L3 EEEAii</text:p>
      <text:p text:style-name="P2">Cahier des charges<text:line-break/><text:span text:style-name="T3">Réaliser une console de jeux à l’aide d’une carte Raspberry Pi, et de cartes Arduino Esplora</text:span></text:p>
      <text:p text:style-name="Normal"/>
      <text:h text:style-name="Titre1" text:outline-level="1">1) Contexte et présentation du projet</text:h>
      <text:p text:style-name="Normal"><text:span text:style-name="T4">Présentation du projet :<text:s/></text:span>Réalisation d’une console de jeux</text:p>
      <text:p text:style-name="Normal"><text:span text:style-name="T5">Contexte</text:span> : Projet réalisé dans le cadre de mes études en L3 EEEAii</text:p>
      <text:p text:style-name="Normal"><text:span text:style-name="T6">Objectif</text:span> : Réaliser un projet permettant la mise en pratique des connaissances apprises pendant le cursus</text:p>
      <text:h text:style-name="Titre1" text:outline-level="1">2)<text:s/>Résultats attendus</text:h>
      <text:p text:style-name="Normal"><text:span text:style-name="T7">Résultats attendus</text:span> : Avoir une console avec des jeux jouable à deux dessus</text:p>
      <text:p text:style-name="Normal"><text:span text:style-name="T8">Contraintes</text:span> :<text:s/></text:p>
      <text:list text:style-name="LFO2" text:continue-numbering="true">
        <text:list-item>
          <text:p text:style-name="P9">La console doit être fait à partir d’un Raspberry Pi</text:p>
        </text:list-item>
        <text:list-item>
          <text:p text:style-name="P10">Les manettes doivent être fait à partir d’Arduino Esplora</text:p>
        </text:list-item>
        <text:list-item>
          <text:p text:style-name="P11">Il faut au minimum 2 jeux jouables à deux</text:p>
        </text:list-item>
        <text:list-item>
          <text:p text:style-name="P12">Avoir une interface utilisateur conviviale pour la sélection des jeux</text:p>
        </text:list-item>
        <text:list-item>
          <text:p text:style-name="P13">La capacité d’ajouter des nouveaux jeux<text:s/>sans difficulté</text:p>
        </text:list-item>
      </text:list>
      <text:p text:style-name="Normal"><text:span text:style-name="T14">Exigences</text:span><text:span text:style-name="T15"> :<text:s/></text:span>Dépôt hebdomadaire d’une synthèse d’au moins une page sur l’avancement du projet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Référencelégère" style:display-name="Référence légère" style:family="text" style:parent-style-name="Policepardéfaut">
      <style:text-properties fo:font-variant="small-caps" fo:color="#5A5A5A"/>
    </style:style>
    <style:style style:name="Citation" style:display-name="Citation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uhammed CEVIK</meta:initial-creator>
    <dc:creator>furkan cevik</dc:creator>
    <meta:creation-date>2021-01-15T08:56:00Z</meta:creation-date>
    <dc:date>2021-01-15T10:44:00Z</dc:date>
    <meta:template xlink:href="Normal.dotm" xlink:type="simple"/>
    <meta:editing-cycles>2</meta:editing-cycles>
    <meta:editing-duration>PT6480S</meta:editing-duration>
    <meta:document-statistic meta:page-count="1" meta:paragraph-count="1" meta:word-count="137" meta:character-count="894" meta:row-count="6" meta:non-whitespace-character-count="758"/>
  </office:meta>
</office:document-meta>
</file>